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inir Objectif :</text:p>
      <text:p text:style-name="P1"/>
      <text:p text:style-name="P2">Application portable :</text:p>
      <text:p text:style-name="P2"><text:tab/>-créer une interface</text:p>
      <text:p text:style-name="P2"><text:tab/>-lecture et écriture tag (sans modification de la base de donnée )</text:p>
      <text:p text:style-name="P2">Création Base de donnée et prise en compte :</text:p>
      <text:p text:style-name="P2"><text:tab/>- lors de l'ajout/suppresion d'une bouteille depuis portable</text:p>
      <text:p text:style-name="P2">Application Web</text:p>
      <text:list xml:id="list989398809" text:style-name="L1">
        <text:list-item>
          <text:list>
            <text:list-item>
              <text:p text:style-name="P3">Création interface consulter bouteilles cave</text:p>
            </text:list-item>
            <text:list-item>
              <text:p text:style-name="P3">relier à la base de donnée pour consulter bouteilles présent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o2 </meta:initial-creator>
    <meta:creation-date>2013-02-18T13:47:08</meta:creation-date>
    <dc:date>2013-02-18T13:52:10</dc:date>
    <dc:creator>nicko2 </dc:creator>
    <meta:editing-duration>PT3M5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9" meta:word-count="57" meta:character-count="356" meta:non-whitespace-character-count="307"/>
  </office:meta>
</office:document-meta>
</file>